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FactoryBPEL11.WSDLFactoryBPEL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FactoryBPEL11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actoryBPEL11.newPopulatedExtens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